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8eee2" officeooo:paragraph-rsid="0028eee2"/>
    </style:style>
    <style:style style:name="P2" style:family="paragraph" style:parent-style-name="Standard">
      <style:text-properties style:text-underline-style="none" officeooo:rsid="0028eee2" officeooo:paragraph-rsid="00296ad3"/>
    </style:style>
    <style:style style:name="P3" style:family="paragraph" style:parent-style-name="Standard">
      <style:text-properties style:text-underline-style="none" officeooo:rsid="0029ac12" officeooo:paragraph-rsid="0029ac12"/>
    </style:style>
    <style:style style:name="T1" style:family="text">
      <style:text-properties officeooo:rsid="00296ad3"/>
    </style:style>
    <style:style style:name="T2" style:family="text">
      <style:text-properties officeooo:rsid="0029ac12"/>
    </style:style>
    <style:style style:name="T3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grados de libertad son N – 1 <text:s/>(n.º de instancias – 1)</text:p>
      <text:p text:style-name="P1"/>
      <text:p text:style-name="P2"><text:span text:style-name="T1">Los grados de libertad de una estimación (por ejemplo, la estimación de la media o de la varianza de una poblacion a partir de un subconjunto muestral representativo) </text:span><text:span text:style-name="T2">es el n.º de piezas independientes de información que hemos usado para calcular la estimación.</text:span></text:p>
      <text:p text:style-name="P2"/>
      <text:p text:style-name="P3">Como para cada población calculamos una estimación, si tenemos un caso de comparar la media de dos poblaciones, los grados de libertad serán (N<text:span text:style-name="T3">1</text:span> + N<text:span text:style-name="T3">2</text:span>) – 2 <text:s/>, o sea, N -1 por cada población que estudiem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5T20:23:04.646000000</dc:date>
    <meta:editing-duration>PT2H39M26S</meta:editing-duration>
    <meta:editing-cycles>34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" meta:word-count="91" meta:character-count="522" meta:non-whitespace-character-count="429"/>
  </office:meta>
</office:document-meta>
</file>